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Un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Unsubscribe</text:h>
                    <text:list>
                        <text:list-item>
                            <text:h text:style-name="Heading_20_2" text:outline-level="2">Description</text:h>
                        </text:list-item>
                    </text:list>
                </text:list-item>
            </text:list>

            <text:p text:style-name="Standard"><text:span>Unsubscribe from a topic.</text:span></text:p>

            
                <text:list xml:id="list_MQTTUnsubscribe2" text:continue-numbering="true" text:continue-list="list_MQTTUn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Un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
                                            <text:list xml:id="list_MQTTUnsubscribe7" text:continue-numbering="true" text:continue-list="list_MQTTUn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opic to unsubscribe from.</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Unsubscribe8" text:continue-numbering="true" text:continue-list="list_MQTTUn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Unsubscribe9" text:continue-numbering="true" text:continue-list="list_MQTTUn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Unsubscribe10" text:continue-numbering="true" text:continue-list="list_MQTTUn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Unsubscribe11" text:continue-numbering="true" text:continue-list="list_MQTTUn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Unsubscribe12" text:continue-numbering="true" text:continue-list="list_MQTTUn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Unsubscribe3" text:continue-numbering="true" text:continue-list="list_MQTTUnsubscribe2" text:style-name="Outline">
                    <text:list-item>
                        <text:list>
                            <text:list-item>
                                <text:h text:style-name="Heading_20_2" text:outline-level="2">Inputs</text:h>
                            </text:list-item>
                        </text:list>
                    </text:list-item>
                </text:list>

                
                            <text:list xml:id="list_MQTTUn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Unsubscribe4" text:continue-numbering="true" text:continue-list="list_MQTTUnsubscribe3" text:style-name="Outline">
                    <text:list-item>
                        <text:list>
                            <text:list-item>
                                <text:h text:style-name="Heading_20_2" text:outline-level="2">Outputs</text:h>
                            </text:list-item>
                        </text:list>
                    </text:list-item>
                </text:list>

                
                            <text:list xml:id="list_MQTTUn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MQTTUnsubscribe5" text:continue-numbering="true" text:continue-list="list_MQTTUnsubscribe4" text:style-name="Outline">
                        <text:list-item>
                            <text:list>
                                <text:list-item>
                                    <text:h text:style-name="Heading_20_2" text:outline-level="2">Examples</text:h>
                                </text:list-item>
                            </text:list>
                        </text:list-item>
                    </text:list>
                    <text:p text:style-name="Standard"/>
                    <text:list xml:id="list_MQTTUnsubscribe15"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